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b_Info-notes">
      <style:graphic-properties draw:fill-color="#ffffff" draw:auto-grow-height="true" fo:min-height="12.572cm" fo:min-width="16.771cm"/>
    </style:style>
    <style:style style:name="pr10"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4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style:font-name="DejaVu Sans Mono2" fo:font-size="20pt" style:font-size-asian="20pt" style:font-size-complex="20pt"/>
    </style:style>
    <style:style style:name="T7" style:family="text">
      <style:text-properties fo:color="#ed1c24" fo:font-weight="bold" style:font-weight-asian="bold" style:font-weight-complex="bold"/>
    </style:style>
    <style:style style:name="T8" style:family="text">
      <style:text-properties style:font-name="DejaVu Sans Mono2" fo:font-size="24pt" style:font-size-asian="24pt" style:font-size-complex="24pt"/>
    </style:style>
    <style:style style:name="T9" style:family="text">
      <style:text-properties fo:font-size="14pt"/>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DejaVu Sans Mono2"/>
    </style:style>
    <style:style style:name="T13" style:family="text">
      <style:text-properties fo:font-style="italic" style:font-style-asian="italic" style:font-style-complex="italic"/>
    </style:style>
    <style:style style:name="T14" style:family="text">
      <style:text-properties style:font-name="DejaVu Sans Mono2"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6">target: prereq1 prereq2</text:span></text:p>
            <text:p text:style-name="P8"><text:span text:style-name="T6">→ </text:span><text:span text:style-name="T6">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7">Important</text:span>: Targets and prerequisites are always considered to be files!</text:p>
            <text:p text:style-name="P9"/>
            <text:list text:continue-numbering="true" text:style-name="L2">
              <text:list-header>
                <text:p/>
              </text:list-header>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8">example/01_basic</text:span></text:p>
          </draw:text-box>
        </draw:frame>
        <presentation:notes draw:style-name="dp2">
          <draw:page-thumbnail draw:style-name="gr1" draw:layer="layout" svg:width="13.97cm" svg:height="10.465cm" svg:x="3.81cm" svg:y="2.134cm" draw:page-number="5" presentation:class="page"/>
          <draw:frame presentation:style-name="pr8" draw:text-style-name="P10" draw:layer="layout" svg:width="17.271cm" svg:height="12.572cm" svg:x="2.159cm" svg:y="13.271cm" presentation:class="notes">
            <draw:text-box>
              <text:list text:style-name="L3">
                <text:list-item>
                  <text:p><text:span text:style-name="T9">Invoking</text:span></text:p>
                  <text:list>
                    <text:list-item>
                      <text:p><text:span text:style-name="T9">“</text:span><text:span text:style-name="T9">source” and makefile are stored in the same directory</text:span></text:p>
                    </text:list-item>
                    <text:list-item>
                      <text:p><text:span text:style-name="T9">makefile is name “Makefile”</text:span></text:p>
                    </text:list-item>
                    <text:list-item>
                      <text:p><text:span text:style-name="T9">make is executed in the same directory the Makefile is located</text:span></text:p>
                    </text:list-item>
                    <text:list-item>
                      <text:p><text:span text:style-name="T9">=&gt; first target is executed</text:span></text:p>
                    </text:list-item>
                  </text:list>
                </text:list-item>
                <text:list-item>
                  <text:p><text:span text:style-name="T9">show how to invoke targets explicitly</text:span></text:p>
                </text:list-item>
                <text:list-item>
                  <text:p><text:span text:style-name="T9">Order (last target is executed first)</text:span></text:p>
                </text:list-item>
                <text:list-item>
                  <text:p><text:span text:style-name="T9">show rebuild minimizing by</text:span></text:p>
                  <text:list>
                    <text:list-item>
                      <text:p><text:span text:style-name="T9">running make again</text:span></text:p>
                    </text:list-item>
                    <text:list-item>
                      <text:p><text:span text:style-name="T9">run make -B (unconditionall make all targets)</text:span></text:p>
                    </text:list-item>
                    <text:list-item>
                      <text:p><text:span text:style-name="T9">deleting albumcover.jpeg and running make again</text:span></text:p>
                      <text:list>
                        <text:list-item>
                          <text:p><text:span text:style-name="T9">why is mp3/ regenerated</text:span></text:p>
                        </text:list-item>
                        <text:list-item>
                          <text:p><text:span text:style-name="T9">why is song.mp3 regenerated</text:span></text:p>
                        </text:list-item>
                      </text:list>
                    </text:list-item>
                  </text:list>
                </text:list-item>
                <text:list-item>
                  <text:p><text:span text:style-name="T9">debugging: remake –debug=b</text:span></text:p>
                </text:list-item>
              </text:list>
            </draw:text-box>
          </draw:frame>
        </presentation:notes>
      </draw:page>
      <draw:page draw:name="page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0">commands </text:span><text:span text:style-name="T11">always</text:span><text:span text:style-name="T10"> need to be prepended with a &lt;tab&gt; </text:span></text:p>
              </text:list-item>
              <text:list-item>
                <text:p><text:span text:style-name="T10">long command lines can be continued using \</text:span></text:p>
              </text:list-item>
              <text:list-item>
                <text:p><text:span text:style-name="T10">use # at the beginning of the line for comments (Note: within commands these lines are forwarded to the shell)</text:span></text:p>
              </text:list-item>
              <text:list-item>
                <text:p><text:span text:style-name="T10">although the order of targets does not matter (apart from the first one), they are usually written in top down order</text:span></text:p>
              </text:list-item>
              <text:list-item>
                <text:p>the default target is usually called <text:span text:style-name="T12">all</text:span> and listed first</text:p>
              </text:list-item>
            </text:list>
          </draw:text-box>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3">make</text:span> automatically uses <text:span text:style-name="T12">Makefile</text:span> in the current directory and builds the first target</text:p>
              </text:list-item>
              <text:list-item>
                <text:p>to build a certain target, run <text:span text:style-name="T13">make &lt;target&gt;</text:span></text:p>
              </text:list-item>
              <text:list-item>
                <text:p>to specify a certain make file, run <text:span text:style-name="T13">make -f &lt;makefile&gt;</text:span></text:p>
              </text:list-item>
              <text:list-item>
                <text:p><text:span text:style-name="T10">for debugging run </text:span><text:span text:style-name="T13">make –debug=b</text:span><text:span text:style-name="T10"> (preferably use </text:span><text:span text:style-name="T14">remake</text:span><text:span text:style-name="T10">)</text:span></text:p>
              </text:list-item>
              <text:list-item>
                <text:p><text:span text:style-name="T10">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Logo_2b_Info">
        <office:forms form:automatic-focus="false" form:apply-design-mode="false"/>
        <presentation:notes draw:style-name="dp2">
          <draw:page-thumbnail draw:style-name="gr1" draw:layer="layout" svg:width="13.97cm" svg:height="10.465cm" svg:x="3.81cm" svg:y="2.134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Legal">
        <office:forms form:automatic-focus="false" form:apply-design-mode="false"/>
        <presentation:notes draw:style-name="dp2">
          <draw:page-thumbnail draw:style-name="gr1" draw:layer="layout" svg:width="13.97cm" svg:height="10.465cm" svg:x="3.81cm" svg:y="2.134cm" draw:page-number="9" presentation:class="page"/>
          <draw:frame presentation:style-name="pr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05T11:31:06.499853266</dc:date>
    <meta:editing-duration>P1DT1H37M18S</meta:editing-duration>
    <meta:editing-cycles>91</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13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